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bold" officeooo:rsid="001862cb" officeooo:paragraph-rsid="001862cb" style:font-weight-asian="bold" style:font-weight-complex="bold"/>
    </style:style>
    <style:style style:name="P2" style:family="paragraph" style:parent-style-name="Standard">
      <style:text-properties fo:font-weight="normal" officeooo:rsid="00187236" officeooo:paragraph-rsid="00187236" style:font-weight-asian="normal" style:font-weight-complex="normal"/>
    </style:style>
    <style:style style:name="P3" style:family="paragraph" style:parent-style-name="Standard">
      <style:text-properties fo:font-weight="normal" officeooo:rsid="0018a657" officeooo:paragraph-rsid="0018a657" style:font-weight-asian="normal" style:font-weight-complex="normal"/>
    </style:style>
    <style:style style:name="P4" style:family="paragraph" style:parent-style-name="Standard">
      <style:text-properties fo:font-weight="normal" officeooo:rsid="0018a657" officeooo:paragraph-rsid="0018a657"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blem : <text:span text:style-name="T1">dinning philospher problem solved using semahpores. </text:span></text:p>
      <text:p text:style-name="P2">Function description : </text:p>
      <text:p text:style-name="P3">1. <text:span text:style-name="T2">function name</text:span> : philospher eating and thinking.</text:p>
      <text:p text:style-name="P3">This function contain whole process followed by the philsopher in the system philospher thinking and wait for some time and than eating(seprate function of this) and than thinking again this is going in a infinite loop, in parameter we have the id of philospher.</text:p>
      <text:p text:style-name="P3">void* philospher_thinking_eating(void *num) {</text:p>
      <text:p text:style-name="P3"><text:s text:c="4"/>while(1) {</text:p>
      <text:p text:style-name="P3"><text:s text:c="8"/>int* i = num; </text:p>
      <text:p text:style-name="P3"><text:s text:c="8"/>sleep(1); </text:p>
      <text:p text:style-name="P3"><text:s text:c="8"/>get_the_fork(*i); </text:p>
      <text:p text:style-name="P3"><text:s text:c="8"/>sleep(0); </text:p>
      <text:p text:style-name="P3"><text:s text:c="8"/>put_the_fork_back(*i); </text:p>
      <text:p text:style-name="P3"><text:s text:c="4"/>}</text:p>
      <text:p text:style-name="P3">}</text:p>
      <text:p text:style-name="P3">2. <text:span text:style-name="T2">function name</text:span> : get_the_fork.</text:p>
      <text:p text:style-name="P3">This function simulate the process of getting the fork, parameter is the id of philospher, before getting the fork we have the check whether the neighbours of philospher is eating or not, if any neighbour of philospher is eating than philspher will not get the fork , if both the philospher are thinking than philospher will get the fork, the parameter of this function is id of the philospher. </text:p>
      <text:p text:style-name="P3">void get_the_fork(int phid) {</text:p>
      <text:p text:style-name="P3"><text:s text:c="4"/>sem_wait(&amp;mutex); </text:p>
      <text:p text:style-name="P3"><text:s text:c="4"/>states[phid] = PHILO_HUNGRY; // get the state of philospher to hungry. </text:p>
      <text:p text:style-name="P3"><text:s text:c="4"/>test_if_neighbours_not_eating(phid); </text:p>
      <text:p text:style-name="P3"><text:s text:c="4"/>sem_post(&amp;mutex); </text:p>
      <text:p text:style-name="P3"><text:s text:c="4"/>sem_wait(&amp;S[phid]); </text:p>
      <text:p text:style-name="P3"><text:s text:c="4"/>sleep(1); </text:p>
      <text:p text:style-name="P3">}</text:p>
      <text:p text:style-name="P3">3. f<text:span text:style-name="T2">unction name</text:span> : test_if_neighbour_are_not_eating.</text:p>
      <text:p text:style-name="P3">This function check whether the neighbour of philospher are eating or not, if they any of those two neighour of philospher is eating than it philospher have to wait, till both the neighbour done with eating and again in thinking state, once both the neighbour are thinking and not eating than neighbour can eat. </text:p>
      <text:p text:style-name="P3">void test_if_neighbours_not_eating(int phid) {</text:p>
      <text:p text:style-name="P3"><text:s text:c="4"/>if(states[phid] == PHILO_HUNGRY &amp;&amp; states[LEFT_PHILO] != PHILO_EATING &amp;&amp; states[RIGHT_PHILO] != PHILO_EATING) { // check for neighbour eating. </text:p>
      <text:p text:style-name="P3"><text:s text:c="8"/>states[phid] = PHILO_EATING; <text:s/>// if not eating get the fork for philo. </text:p>
      <text:p text:style-name="P3"><text:s text:c="8"/>sleep(2); </text:p>
      <text:p text:style-name="P3"><text:s text:c="8"/>printf("Philospher %d eating with fork : %d and fork : %d\n", phid + 1, LEFT_PHILO + 1, phid + 1); </text:p>
      <text:p text:style-name="P3"><text:s text:c="8"/>sem_post(&amp;S[phid]); // philo has done eating. </text:p>
      <text:p text:style-name="P3"><text:s text:c="4"/>}</text:p>
      <text:p text:style-name="P3">}</text:p>
      <text:p text:style-name="P3">4. <text:span text:style-name="T2">function name </text:span>: <text:s/>put the fork back .</text:p>
      <text:p text:style-name="P3">This function is to execute when philospher is done with eating and now, it have the put the fork back. Again check none of it’s neighbour are eating and put the fork back on table. </text:p>
      <text:p text:style-name="P3"><text:s/></text:p>
      <text:p text:style-name="P3">void* philospher_thinking_eating(void *num) {</text:p>
      <text:p text:style-name="P3"><text:s text:c="4"/>while(1) {</text:p>
      <text:p text:style-name="P3"><text:s text:c="8"/>int* i = num; </text:p>
      <text:p text:style-name="P3"><text:s text:c="8"/>sleep(1); </text:p>
      <text:p text:style-name="P3"><text:s text:c="8"/>get_the_fork(*i); </text:p>
      <text:p text:style-name="P3"><text:soft-page-break/><text:s text:c="8"/>sleep(0); </text:p>
      <text:p text:style-name="P3"><text:s text:c="8"/>put_the_fork_back(*i); </text:p>
      <text:p text:style-name="P3"><text:s text:c="4"/>}</text:p>
      <text:p text:style-name="P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04T08:20:41.268751358</meta:creation-date>
    <dc:date>2020-12-04T14:48:18.906306969</dc:date>
    <meta:editing-duration>PT33M5S</meta:editing-duration>
    <meta:editing-cycles>7</meta:editing-cycles>
    <meta:generator>LibreOffice/6.0.7.3$Linux_X86_64 LibreOffice_project/00m0$Build-3</meta:generator>
    <meta:document-statistic meta:table-count="0" meta:image-count="0" meta:object-count="0" meta:page-count="2" meta:paragraph-count="45" meta:word-count="355" meta:character-count="2455" meta:non-whitespace-character-count="1955"/>
  </office:meta>
</office:document-meta>
</file>